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7c3c" officeooo:paragraph-rsid="001d7c3c"/>
    </style:style>
    <style:style style:name="P2" style:family="paragraph" style:parent-style-name="Standard">
      <style:text-properties officeooo:paragraph-rsid="001d7c3c"/>
    </style:style>
    <style:style style:name="P3" style:family="paragraph" style:parent-style-name="Standard">
      <style:text-properties officeooo:rsid="001e06d7" officeooo:paragraph-rsid="001e06d7"/>
    </style:style>
    <style:style style:name="P4" style:family="paragraph" style:parent-style-name="Standard">
      <style:text-properties officeooo:rsid="001f7fee" officeooo:paragraph-rsid="001f7fee"/>
    </style:style>
    <style:style style:name="P5" style:family="paragraph" style:parent-style-name="Standard">
      <style:text-properties officeooo:rsid="00216112" officeooo:paragraph-rsid="00216112"/>
    </style:style>
    <style:style style:name="P6" style:family="paragraph" style:parent-style-name="Standard">
      <style:text-properties officeooo:rsid="0021e58d" officeooo:paragraph-rsid="0021e58d"/>
    </style:style>
    <style:style style:name="T1" style:family="text">
      <style:text-properties officeooo:rsid="001c0d3d"/>
    </style:style>
    <style:style style:name="T2" style:family="text">
      <style:text-properties officeooo:rsid="001d7c3c"/>
    </style:style>
    <style:style style:name="T3" style:family="text">
      <style:text-properties officeooo:rsid="001e06d7"/>
    </style:style>
    <style:style style:name="T4" style:family="text">
      <style:text-properties officeooo:rsid="001f7fee"/>
    </style:style>
    <style:style style:name="T5" style:family="text">
      <style:text-properties officeooo:rsid="00216112"/>
    </style:style>
    <style:style style:name="T6" style:family="text">
      <style:text-properties officeooo:rsid="0021e5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Ich bin jetzt seit Anfang November von allen Leuten, zu denen ich früher Kontakt hatte, abgeschnitten. </text:span><text:span text:style-name="T2">Niemand scheint daran interessiert zu sein, sich mit mir treffen zu wollen. Seiten ich ab dem 1. November den Leute nicht mehr meine volle Aufmerksamkeit hinterher schmeißen kann, höre ich ebenfalls nichts mehr von ihnen. Warum denn auch, schließlich gibt es keine Grund, warum jemand jemals an mich denken sollte. Ich bin ja nicht da um diese Leute mit allem, was ich für sie tun kann, zu überschütten also bin ich für sie alle auch bedeutungslos geworden.</text:span></text:p>
      <text:p text:style-name="P1">Es gibt Dinge, die in meinen Gedankengängen fest verankert sind, die mich schon mein Leben lang begleiten und die ich vermutlich niemals loswerden werde. Etwas, das mich schon immer im Griff hatte, ist, dass ich das Gefühl habe, mir Freundschaften bzw. generell zwischenmenschliche Beziehungen jeglicher Art erst verdienen zu müssen. Alle Menschen scheinen permanent von mir weg laufen zu wollen, mich ausschließen zu wollen, mich von ihnen fern halten zu wollen. Nur, wenn ich aktiv dagegen steuere, habe ich eine Chance, nicht immer alleine zu sein. Es ist so, als müsse ich permanent etwas tun, damit andere Personen überhaupt in meiner Nähe bleiben. Wenn ich mir nicht genug Mühe gebe, wenn ich nicht aktiv dagegen steuere, wenn ich nicht dafür sorge, dass es den Menschen gut geht, dann bin ich ganz schnell wieder einsam. Die Erfahrung hat leider gezeigt, dass das wohl wirklich so zu sein scheint. Ab dem Tag, ab dem ich nicht mehr in der Lage war, in die Nähe der anderen Leute zu kommen, verschwanden alle Personen, zu denen ich Kontakt hatte, beinahe schlagartig. Ich bin mittlerweile im 8. Monat alleine daheim. Es ist nicht ungewöhnlich, wenn ich mal eine Woche lang niemanden zum Reden habe außer mir selber, wenn die einzigen Textnachrichten, die ich erhalte, nur ankommen, weil das große Gruppen sind, in denen ich sowieso nie etwas schreiben würde (die Physik-Gruppe aus meinem Jahrgang beispielsweise). Sonnenlich sehe ich selten, da ich keinen Grund habe, das Haus zu verlassen. Für mich sieht mittlerweile alles gleich aus, weil sich um mich herum leider nichts verändert. Ich bin leider jemand, der für einen geregelten Tagesablauf kontinuierliche Veränderungen braucht. Andernfalls passiert nichts und da<text:span text:style-name="T3">mit verschwindet der Unterschied zwischen jeglichen Zeitpunkten. Wenn es keinen Unterschied zwischen 5 Minuten, 5 Stunden, 5 Tagen oder sogar den letzten 5 Monaten gibt, dann wird alles bedeutungslos. Es macht keinen Sinn mehr, morgens aufzustehen und deswegen verbringe ich manche Tage nahezu komplett in meinem Bett. Es macht keinen Sinn mehr, raus zu gehen, weshalb ich den ganzen Tag über nichts mache. Nicht, dass ich nichts machen wollen würde, aber dafür müsste ich erst einmal damit anfangen. Und dann ist da noch diese Motivationslosigkeit, die sich durch alles zieht. Mit alles meine ich: Wirklich alles. Staub-Allergie hin oder her, ich habe keine Motivation mehr, hier irgendwas aufzuräumen. Ich habe keine Motivation mehr, um noch irgendwas für die Uni zu machen. Zur Arbeit gehe ich nur, weil ich einen Stundenzettel habe, der gefüllt werden muss aber ansonsten fehlt mir die Motivation um da überhaupt noch weiter zu machen. Selbst zum Essen fehlt mir die Motivation. Mittlerweile krieg ich am Tag nicht mehr als einen Apfel runter. Wenn ich den zweiten sehe, wird mein Magen flau und mir vergeht der Appetit. Das Einzige, was ich den ganzen Tag mache, ist: Auf dem Bett oder dem Teppich zu liegen und immer die selben Lieder rauf und runter zu hören. Für mehr fehlt mir der Antrieb.</text:span></text:p>
      <text:p text:style-name="P1"/>
      <text:p text:style-name="P3">Wenn ich mich daran zurück erinnere, wie die Zeiten vor dem Lockdown waren, werde ich schnell wütend. Ebenso, wenn ich an die Leute denke, zu denen ich damals Kontakt hatte. Ich habe das Gefühl, dass ich mir damals sehr viel Mühe gegeben habe, von ihnen als Person akzeptiert zu werden und es dennoch nicht gereicht hat. Hätte ich mir mehr Mühe geben sollen? Bin ich ihnen nicht gut genug? Ist das der Grund, warum ich immer alleine bin? Oder <text:span text:style-name="T4">liegt es einfach an mir, dass ich trotz all meiner Bemühungen eine Person bin, zu der sie niemals langfristig Kontakt halten wollen, weil ich eine Nervensäge bin oder vielleicht doch andere Verhaltensauffälligkeiten haben, die mich unterträglich machen, die meine Anwesenheit zu einem notwendigen Übel machen? Ich es denn so, dass ich, egal wie sehr ich es versuchen werde, immer von ihnen zurückgewiesen werde? Dass ich, egal wie sehr ich es versuche, niemals von ihnen akzeptiert werde? Wollen sie mich denn überhaupt bei sich haben? </text:span><text:soft-page-break/><text:span text:style-name="T4">Oder nutzen sie meine Leichtgläubigkeit aus? Haben sie nur noch Kontakt zu mir, weil sie davon profitieren? Das würde schließlich erklären, warum sie sich im Moment von mir fern zu halten scheinen. Werden sie mich auch in Zukunft weiterhin ausnutzen? Machen sie das, weil es ihnen spaß macht, zuzusehen, wie der kleine leichtgläubige Junge immer wieder darauf rein fällt? Lachen sie ihn deswegen aus, machen sie sich über ihn lustig und überlegen sie sich aufs Neue, wie sie sich noch mehr über ihn lustig machen können? </text:span><text:span text:style-name="T6">Bin ich vielleicht selber schuld, weil ich schon wieder erwartet habe, wie ein Mensch und nicht wie ein austauschbares Objekt behandelt zu werden? Genau so fühlt es sich nämlich an. </text:span><text:span text:style-name="T4">Es Reicht! Warum halte ich noch an irgendwelchen Menschen fest? Es scheint doch egal zu sein, was ich mache, ich werde wohl immer so behandelt werden. Von wem auch immer und wann auch immer. Ich sollte aufhören, mich ihnen überhaupt noch zuzuwenden. Was war ich doch nur so dumm, zu glauben, dass ich dieses Mal nicht wieder verstoßen werde. Nein, ich will das nicht. Jeder dieser Momente, in denen ich früher bemüht war, nicht ausgeschlossen zu werden und es dann doch wurde, fühlt sich an wie eine Narbe, die nur ich spüren kann. Ich kann sie nicht sehen, aber ich weiß, dass sie da ist. Ich will nicht noch eine dieser Narben sammeln, aber wenn ich an dem Punkt angekommen bin, an dem ich anfange, mir diese Fragen zu stellen, scheint es eigentlich schon zu spät dazu zu sein. Bevor es noch schlimmer wird, sollte ich gehen. Schließlich scheinen sie ohne mich viel besser klar zu kommen.</text:span></text:p>
      <text:p text:style-name="P3"/>
      <text:p text:style-name="P4">In den wenigen Momenten der Klarheit bin ich nicht froh über meine gerade eben beschriebenen Gedanken. Im Gegenteil, ich schäme mich dafür, dass mir so etwas überhaupt einfallen konnte, aber die meiste Zeit kann ich nicht anders als ihnen zuzuhören. Schließlich hatte ich doch Freunde. Damals die Leute im HaDiKo, die Leute im E14 und dann noch eine weitere Person, die alleine in einer Wohnung in der Scheffelstraße wohnt. Vielleicht sollte ich schon „wohnte“ sagen, lange wird das nicht mehr so bleiben. Im Moment bin ich leider komplett alleine und diese Einsamkeit nagt an mir. Ich weiß nicht, woran es genau liegt, aber bei allem, was ich über mich selber weiß, kann ich <text:span text:style-name="T5">einen Großteil meiner Probleme im Moment auf die fehlende Anerkennung zurückführen lassen. Die Anerkennung, die sich alleine dadurch zeigt, dass es Meschen gibt, die Zeit mit mir verbringen wollen. Denn selbst, wenn sie mich, meine Leichtgläubigkeit und meine Hilfsbereitschaft ausnutzen wollen, dann muss es sich immerhin noch lohnen. Schließlich scheine ich ja nicht so schlecht zu sein. Im Moment bekomme ich davon aber leider überhaupt nichts ab. Wenn ich nichts machte, außer den ganzen Tag im Bett zu liegen und vielleicht einmal in der Woche etwas von irgend einer Person höre, so wie ich es im ersten Absatz beschrieben habe, resultiert das nur in den Gedanken, die ich im darauffolgenden Absatz beschrieben habe. Was ich weiß, ist, dass ich Freunde um mich herum brauche, die ich auch ab und zu sehen kann. Andernfalls fehlt das Gefühl der Anerkennung, die Einsamkeit nimmt zu und es geht von dann an nur noch bergab. Warum sollte sich auch jemand, der so wie ich in diesem Moment über sein soziales Umfeld denkt, überhaupt noch mit jemandem davon treffen wollen? Warum sollte ich überhaupt noch jemandem vertrauen? Stattdessen entferne ich mich von ihnen nur noch weiter.</text:span></text:p>
      <text:p text:style-name="P4"/>
      <text:p text:style-name="P5">Vertrauen ist die Basis von Freundschaften <text:span text:style-name="T2">bzw. generell zwischenmenschliche Beziehungen jeglicher Art </text:span>und beruht auf Gegenseitigkeit. Wenn diese Gegenseitigkeit nicht gewährleistet ist, dann kann eine Person einer anderen nicht vertrauen<text:span text:style-name="T2">. </text:span>Wie Vertrauen funktioniert, darüber möchte ich an dieser Stelle nicht weiter diskutieren, aber ich denke, dass Vertrauen solange existiert, solange es nicht infrage gestellt wird. In dem Moment, in dem ich mich Frage: „Kann ich dieser Person vertrauen“, misstraue ich ihr. Ich vertraue ihr nicht mehr und damit kann sie mir auch nicht mehr vertrauen.</text:p>
      <text:p text:style-name="P6">Für gewöhnlich vertraue ich den meisten Menschen auf Anhieb, solange nicht etwas geschehen ist, wodurch ich einen anderen Eindruck von dieser Person bekommen habe. Im Moment denke ich aber nicht, dass es überhaupt noch jemanden gibt, dem ich vertrauen kann. Ich behalte alles für mich. Niemand sollte davon, wie es schon seit Monaten geht, überhaupt etwas mitbekommen. Schließlich kann man das als Grund sehen um mich noch weiter auszuschließen. Also Grund, sich noch mehr über <text:soft-page-break/>mich lustig zu machen. Was bleibt mir also übrig? Ich erzähle niemandem davon, ich versuche, mir nach außen hin nichts anmerken zu lassen. Der Druck, der sich dadurch aufbaut, wird immer schwerer, aber ich darf nicht nachgeben. Wer weiß, was dann passiert, aber es kann fürchterlich werden und davor habe ich Angst. Dieselbe Angst, ausgeschlossen zu werden, macht sich wieder breit und das Spiel beginnt von vorne.</text:p>
      <text:p text:style-name="P6"/>
      <text:p text:style-name="P6">Ich weiß nicht, wie ich mir im Moment noch daraus helfen kann. Je mehr ich es versuche, desto mehr versetze ich mich in diese missliche Lage hinein. Ich weiß nicht, wie ich mir helfen kann und ich weiß nicht, wer bereit wäre, mir zu helfen. Je länger ich hier sitze, desto aussichtsloser wird es. Ich bezweifel ebenfalls, dass sich das ändern wird, wenn meine Mitbewohner wieder da sind, schließlich würde ich nicht sagen, dass wir befreundet sind. Manchmal denke ich darüber nach, dieser Situation radikal ein Ende zu setzen. Dafür hab ich genug Insulin da, die richtige Dosierung zur richtigen Zeit und ich würde nicht mehr aus dem Schlaf aufwachen. Warum ich es noch nicht getan habe? Ich weiß es nicht. Ob diese Situation jemals enden wird? Ein bekanntes Sprichwort sagt, dass die Hoffnung immer zuletzt stirbt, aber die Hoffnung stirbt leider dennoch irgendwann. Der Gedanke daran ist nicht nur schade, sondern auch frustrierend. Ich würde gerne etwas dagegen tun, aber ich weiß nicht, wie. Deswegen kann ich meiner Meinung nach nicht oft genug sagen: Ich weiß nicht, wie ich mir noch helfen kan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4T02:39:16.469827315</meta:creation-date>
    <dc:date>2021-06-15T05:11:21.364167102</dc:date>
    <meta:editing-duration>PT22M55S</meta:editing-duration>
    <meta:editing-cycles>2</meta:editing-cycles>
    <meta:generator>LibreOffice/7.0.6.2$Linux_X86_64 LibreOffice_project/00$Build-2</meta:generator>
    <meta:document-statistic meta:table-count="0" meta:image-count="0" meta:object-count="0" meta:page-count="3" meta:paragraph-count="7" meta:word-count="1731" meta:character-count="10596" meta:non-whitespace-character-count="8872"/>
  </office:meta>
</office:document-meta>
</file>